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ikirjeldus</text:p>
      <text:p text:style-name="Standard"/>
      <text:p text:style-name="P3">Sissejuhatus</text:p>
      <text:p text:style-name="Standard"/>
      <text:p text:style-name="Standard">Hakkan tegema kodulehe ema toodete jaoks. <text:s/></text:p>
      <text:p text:style-name="Standard"/>
      <text:p text:style-name="P3">Eesmärk</text:p>
      <text:p text:style-name="Standard"/>
      <text:p text:style-name="Standard">Eesmärgiks on teha kodulehe, mis tutvustaks inimestele ema valmistatud tooteid (kootud mänguasjad, villapildid jm) ning annaks võimaluse neid osta.</text:p>
      <text:p text:style-name="Standard"/>
      <text:p text:style-name="P3">Struktuur</text:p>
      <text:p text:style-name="P2"/>
      <text:p text:style-name="Standard">Kodulehes peaks kindlasti olema ilus esileht. Teiseks asjaks on tooteleht, kust on kõikide toodete lühikirjeldus. Iga toode peab olema klikkitav, et saaks näha detailsemat infot ja et saaks osta. Veel peab olema gallerii erinevate piltidega. Veel on vajalik kontakti- ja teenuste leht.</text:p>
      <text:p text:style-name="P2"/>
      <text:p text:style-name="P3">Disain</text:p>
      <text:p text:style-name="Standard"/>
      <text:p text:style-name="Standard">Disain peaks olema kunstiga seotud. Lihtne, kuid originaalne.</text:p>
      <text:p text:style-name="Standard"/>
      <text:p text:style-name="Standard">Tehnoloogiad</text:p>
      <text:p text:style-name="Standard"/>
      <text:p text:style-name="Standard">Ilmselt valin mõnda CMSi, et oleks kergem kodulehte teh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ilane </meta:initial-creator>
    <meta:creation-date>2013-10-16T13:05:57</meta:creation-date>
    <dc:date>2013-10-23T14:22:42</dc:date>
    <dc:creator>opilane </dc:creator>
    <meta:editing-duration>PT7M44S</meta:editing-duration>
    <meta:editing-cycles>2</meta:editing-cycles>
    <meta:generator>LibreOffice/3.5$Linux_x86 LibreOffice_project/350m1$Build-2</meta:generator>
    <meta:document-statistic meta:table-count="0" meta:image-count="0" meta:object-count="0" meta:page-count="1" meta:paragraph-count="11" meta:word-count="90" meta:character-count="656" meta:non-whitespace-character-count="575"/>
  </office:meta>
</office:document-meta>
</file>